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Helvetica" svg:font-family="Helvetica, Arial, Freesans, Clean, sans-serif"/>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C Regular" svg:font-family="'Noto Sans SC Regular'" style:font-family-generic="swiss" style:font-pitch="variable"/>
    <style:font-face style:name="Droid Sans Devanagari" svg:font-family="'Droid Sans Devanagari'" style:font-family-generic="system" style:font-pitch="variable"/>
    <style:font-face style:name="Noto Sans SC Regular1" svg:font-family="'Noto Sans SC Regular'" style:font-family-generic="system" style:font-pitch="variable"/>
  </office:font-face-decls>
  <office:automatic-styles>
    <style:style style:name="表格1" style:family="table">
      <style:table-properties style:width="17.013cm" fo:margin-left="0cm" table:align="left"/>
    </style:style>
    <style:style style:name="表格1.A" style:family="table-column">
      <style:table-column-properties style:column-width="3.493cm"/>
    </style:style>
    <style:style style:name="表格1.B" style:family="table-column">
      <style:table-column-properties style:column-width="3.025cm"/>
    </style:style>
    <style:style style:name="表格1.C" style:family="table-column">
      <style:table-column-properties style:column-width="2.875cm"/>
    </style:style>
    <style:style style:name="表格1.D" style:family="table-column">
      <style:table-column-properties style:column-width="7.62cm"/>
    </style:style>
    <style:style style:name="表格1.A1" style:family="table-cell">
      <style:table-cell-properties fo:padding-left="0cm" fo:padding-right="0.344cm" fo:padding-top="0cm" fo:padding-bottom="0.159cm" fo:border-left="none" fo:border-right="0.05pt solid #000000" fo:border-top="none" fo:border-bottom="0.05pt solid #000000"/>
    </style:style>
    <style:style style:name="表格1.D1" style:family="table-cell">
      <style:table-cell-properties fo:padding-left="0cm" fo:padding-right="0cm" fo:padding-top="0cm" fo:padding-bottom="0.159cm" fo:border-left="none" fo:border-right="none" fo:border-top="none" fo:border-bottom="0.05pt solid #000000"/>
    </style:style>
    <style:style style:name="表格1.A2" style:family="table-cell">
      <style:table-cell-properties fo:padding-left="0cm" fo:padding-right="0.185cm" fo:padding-top="0cm" fo:padding-bottom="0.159cm" fo:border-left="none" fo:border-right="0.05pt solid #000000" fo:border-top="none" fo:border-bottom="0.05pt solid #000000"/>
    </style:style>
    <style:style style:name="表格1.3" style:family="table-row">
      <style:table-row-properties fo:background-color="#f8f8f8">
        <style:background-image/>
      </style:table-row-properties>
    </style:style>
    <style:style style:name="表格1.A4" style:family="table-cell">
      <style:table-cell-properties fo:padding-left="0cm" fo:padding-right="0.185cm" fo:padding-top="0cm" fo:padding-bottom="0cm" fo:border-left="none" fo:border-right="0.05pt solid #000000" fo:border-top="none" fo:border-bottom="none"/>
    </style:style>
    <style:style style:name="表格1.D4" style:family="table-cell">
      <style:table-cell-properties fo:padding="0cm" fo:border="none"/>
    </style:style>
    <style:style style:name="P1" style:family="paragraph" style:parent-style-name="Standard">
      <style:text-properties officeooo:rsid="0002168f" officeooo:paragraph-rsid="0002168f"/>
    </style:style>
    <style:style style:name="P2" style:family="paragraph" style:parent-style-name="Standard">
      <style:paragraph-properties fo:text-align="center" style:justify-single-word="false"/>
      <style:text-properties officeooo:rsid="0002168f" officeooo:paragraph-rsid="0002168f"/>
    </style:style>
    <style:style style:name="P3" style:family="paragraph" style:parent-style-name="Standard">
      <style:paragraph-properties fo:text-align="center" style:justify-single-word="false"/>
      <style:text-properties officeooo:rsid="0002168f" officeooo:paragraph-rsid="00059637"/>
    </style:style>
    <style:style style:name="P4" style:family="paragraph" style:parent-style-name="Standard">
      <style:paragraph-properties fo:text-align="center" style:justify-single-word="false"/>
      <style:text-properties officeooo:rsid="0002168f" officeooo:paragraph-rsid="00067677"/>
    </style:style>
    <style:style style:name="P5" style:family="paragraph" style:parent-style-name="Standard">
      <style:paragraph-properties fo:text-align="center" style:justify-single-word="false"/>
      <style:text-properties officeooo:rsid="0002168f" officeooo:paragraph-rsid="0006bbcd"/>
    </style:style>
    <style:style style:name="P6" style:family="paragraph" style:parent-style-name="Standard">
      <style:text-properties officeooo:rsid="0002168f" officeooo:paragraph-rsid="000363c0"/>
    </style:style>
    <style:style style:name="P7" style:family="paragraph" style:parent-style-name="Standard">
      <style:text-properties officeooo:rsid="0002168f" officeooo:paragraph-rsid="0003f19a"/>
    </style:style>
    <style:style style:name="P8" style:family="paragraph" style:parent-style-name="Standard">
      <style:text-properties officeooo:rsid="0002168f" officeooo:paragraph-rsid="00059637"/>
    </style:style>
    <style:style style:name="P9" style:family="paragraph" style:parent-style-name="Standard">
      <style:text-properties officeooo:rsid="0002168f" officeooo:paragraph-rsid="00067677"/>
    </style:style>
    <style:style style:name="P10" style:family="paragraph" style:parent-style-name="Standard">
      <style:text-properties officeooo:rsid="000363c0" officeooo:paragraph-rsid="000363c0"/>
    </style:style>
    <style:style style:name="P11" style:family="paragraph" style:parent-style-name="Standard">
      <style:paragraph-properties fo:text-align="center" style:justify-single-word="false"/>
      <style:text-properties officeooo:paragraph-rsid="00059637"/>
    </style:style>
    <style:style style:name="P12" style:family="paragraph" style:parent-style-name="Text_20_body">
      <style:text-properties officeooo:paragraph-rsid="000796e1"/>
    </style:style>
    <style:style style:name="P13" style:family="paragraph" style:parent-style-name="Text_20_body">
      <style:paragraph-properties fo:text-align="center" style:justify-single-word="false"/>
      <style:text-properties officeooo:paragraph-rsid="000796e1"/>
    </style:style>
    <style:style style:name="P14" style:family="paragraph" style:parent-style-name="Text_20_body">
      <style:text-properties style:font-name="Noto Sans SC Regular" officeooo:paragraph-rsid="0009078f" style:font-name-asian="Noto Sans SC Regular"/>
    </style:style>
    <style:style style:name="P15" style:family="paragraph" style:parent-style-name="Text_20_body">
      <style:paragraph-properties fo:text-align="center" style:justify-single-word="false"/>
      <style:text-properties style:font-name="Noto Sans SC Regular" officeooo:paragraph-rsid="0009078f" style:font-name-asian="Noto Sans SC Regular"/>
    </style:style>
    <style:style style:name="P16" style:family="paragraph" style:parent-style-name="Text_20_body">
      <style:text-properties style:font-name="Noto Sans SC Regular" officeooo:paragraph-rsid="000ad5eb" style:font-name-asian="Noto Sans SC Regular"/>
    </style:style>
    <style:style style:name="P17" style:family="paragraph" style:parent-style-name="Text_20_body">
      <style:paragraph-properties fo:text-align="center" style:justify-single-word="false"/>
      <style:text-properties officeooo:rsid="0009078f" officeooo:paragraph-rsid="0009078f"/>
    </style:style>
    <style:style style:name="P18" style:family="paragraph" style:parent-style-name="Text_20_body">
      <style:paragraph-properties fo:text-align="start" style:justify-single-word="false"/>
      <style:text-properties officeooo:rsid="0009078f" officeooo:paragraph-rsid="0009078f"/>
    </style:style>
    <style:style style:name="P19" style:family="paragraph" style:parent-style-name="Text_20_body">
      <style:paragraph-properties fo:text-align="center" style:justify-single-word="false"/>
      <style:text-properties officeooo:rsid="000ad5eb" officeooo:paragraph-rsid="000ad5eb"/>
    </style:style>
    <style:style style:name="P20" style:family="paragraph" style:parent-style-name="Text_20_body">
      <style:paragraph-properties fo:text-align="start" style:justify-single-word="false"/>
      <style:text-properties officeooo:rsid="000ad5eb" officeooo:paragraph-rsid="000ad5eb"/>
    </style:style>
    <style:style style:name="P21" style:family="paragraph" style:parent-style-name="Text_20_body">
      <style:paragraph-properties fo:orphans="2" fo:widows="2" fo:padding="0cm" fo:border="none"/>
    </style:style>
    <style:style style:name="P22" style:family="paragraph" style:parent-style-name="Text_20_body">
      <style:paragraph-properties fo:margin-left="0cm" fo:margin-right="0cm" fo:margin-top="0.397cm" fo:margin-bottom="0.397cm" loext:contextual-spacing="false" fo:text-align="start" style:justify-single-word="false" fo:orphans="2" fo:widows="2" fo:text-indent="0cm" style:auto-text-indent="false"/>
      <style:text-properties fo:font-variant="normal" fo:text-transform="none" fo:color="#333333" style:font-name="Helvetica" fo:font-size="14pt" fo:letter-spacing="normal" fo:font-style="normal" fo:font-weight="bold"/>
    </style:style>
    <style:style style:name="P23" style:family="paragraph" style:parent-style-name="Standard">
      <style:text-properties officeooo:rsid="0002168f" officeooo:paragraph-rsid="0003f19a"/>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text-properties style:font-name="Noto Sans SC Regular" officeooo:paragraph-rsid="000ad5eb" style:font-name-asian="Noto Sans SC Regular"/>
    </style:style>
    <style:style style:name="P27" style:family="paragraph" style:parent-style-name="Text_20_body">
      <style:paragraph-properties fo:text-align="center" style:justify-single-word="false"/>
    </style:style>
    <style:style style:name="T1" style:family="text">
      <style:text-properties officeooo:rsid="0002168f"/>
    </style:style>
    <style:style style:name="T2" style:family="text">
      <style:text-properties style:font-name="Consolas" fo:font-size="11.25pt" fo:font-style="normal" fo:font-weight="normal"/>
    </style:style>
    <style:style style:name="T3" style:family="text">
      <style:text-properties fo:font-variant="normal" fo:text-transform="none" fo:color="#6d180b" style:font-name="Noto Sans SC Regular" fo:font-size="12pt" fo:letter-spacing="normal" fo:font-style="normal" fo:font-weight="normal"/>
    </style:style>
    <style:style style:name="T4" style:family="text">
      <style:text-properties fo:font-variant="normal" fo:text-transform="none" fo:color="#000000" style:font-name="Helvetica" fo:font-size="14pt" fo:letter-spacing="normal" fo:font-style="normal" fo:font-weight="normal" style:font-size-asian="14pt" style:font-weight-asian="normal" style:font-size-complex="14pt" style:font-weight-complex="normal"/>
    </style:style>
    <style:style style:name="T5" style:family="text">
      <style:text-properties fo:font-variant="normal" fo:text-transform="none" fo:color="#000000" style:font-name="Helvetica" fo:font-size="18pt" fo:letter-spacing="normal" fo:font-style="normal" fo:font-weight="bold" style:font-name-asian="Noto Sans SC Regular"/>
    </style:style>
    <style:style style:name="T6" style:family="text">
      <style:text-properties fo:font-variant="normal" fo:text-transform="none" fo:color="#808080" style:font-name="Consolas" fo:font-size="11.25pt" fo:letter-spacing="normal" fo:font-style="normal" fo:font-weight="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style:text-line-through-style="none" style:text-line-through-type="none" style:text-position="0% 100%" fo:font-size="15pt" fo:font-style="italic" style:text-underline-style="none" fo:font-weight="bold" style:font-size-asian="15pt" style:font-style-asian="italic" style:font-weight-asian="bold" style:font-size-complex="15pt" style:font-style-complex="italic" style:font-weight-complex="bold"/>
    </style:style>
    <style:style style:name="T9" style:family="text">
      <style:text-properties fo:font-size="15pt" fo:font-style="italic" fo:font-weight="bold" style:font-size-asian="15pt" style:font-style-asian="italic" style:font-weight-asian="bold" style:font-size-complex="15pt" style:font-style-complex="italic" style:font-weight-complex="bold"/>
    </style:style>
    <style:style style:name="T10" style:family="text">
      <style:text-properties officeooo:rsid="00059637"/>
    </style:style>
    <style:style style:name="T11" style:family="text">
      <style:text-properties fo:color="#7f0055" fo:font-weight="bol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访问命令行属性</text:p>
      <text:p text:style-name="P1">默认情况下，SpringApplication将任何命令行选项参数（即以 - 开头的参数，例如--server.port = 9000）转换为属性，并将它们添加到Spring环境中。如前所述，命令行属性始终优先于其他属性源。如果您不希望将命令行属性添加到Environment，可以使用<text:span text:style-name="T9">SpringApplication.setAddCommandLineProperties（false）</text:span>禁用它们。</text:p>
      <text:p text:style-name="P2">24.3应用程序属性文件</text:p>
      <text:p text:style-name="P6"><text:tab/>SpringApplication从以下位置的application.properties文件加载属性，并将它们添加到Spring环境中：</text:p>
      <text:p text:style-name="P6">当前目录的 / config子目录</text:p>
      <text:p text:style-name="P1">当前目录</text:p>
      <text:p text:style-name="P1">类路径下 <text:s/>/ config包</text:p>
      <text:p text:style-name="P1">类路径根下</text:p>
      <text:p text:style-name="P10">即：</text:p>
      <text:p text:style-name="P10">1.<text:a xlink:type="simple" xlink:href="../../../../../../config/" text:style-name="Internet_20_link" text:visited-style-name="Visited_20_Internet_20_Link">file:./config/</text:a></text:p>
      <text:p text:style-name="P10">2.<text:a xlink:type="simple" xlink:href="../../../../../../" text:style-name="Internet_20_link" text:visited-style-name="Visited_20_Internet_20_Link">file:./</text:a></text:p>
      <text:p text:style-name="P10">3.classpath:/config/</text:p>
      <text:p text:style-name="P10">4.classpath:/</text:p>
      <text:p text:style-name="P1">列表按优先级排序（在列表中较高位置定义的属性将覆盖在较低位置中定义的属性）。</text:p>
      <text:p text:style-name="P1"><text:tab/>如果您不喜欢application.properties作为配置文件名，则可以通过指定<text:span text:style-name="T9">spring.config.name</text:span>环境属性来切换到另一个文件名。您还可以使用<text:span text:style-name="T9">spring.config.location</text:span>环境属性（以逗号分隔的目录位置或文件路径列表）来引用显式位置。以下示例显示如何指定其他文件名：</text:p>
      <text:p text:style-name="P1">$ java -jar myproject.jar --spring.config.name = myproject</text:p>
      <text:p text:style-name="P1">以下示例显示如何指定两个位置：</text:p>
      <text:p text:style-name="P1">$ java -jar myproject.jar –spring.config.location=classpath：/default.properties,classpath：/override.properties</text:p>
      <text:p text:style-name="P1"><text:tab/>spring.config.name和spring.config.location很早就用来确定哪些文件必须加载，因此必须将它们定义为环境属性（通常是OS环境变量，系统属性或命令行参数）。</text:p>
      <text:p text:style-name="P1"><text:tab/>如果spring.config.location包含目录（而不是文件），则它们应该以/结尾（并且在运行时，在加载之前附加从spring.config.name生成的名称，包括特定于配置文件的文件名）。spring.config.location中指定的文件按原样使用，不支持特定于配置文件的变体，并且被任何特定于配置文件的属性覆盖。</text:p>
      <text:p text:style-name="P6"><text:tab/>以相反的顺序搜索配置位置。默认情况下，配置的位置是</text:p>
      <text:p text:style-name="P6">classpath：/，classpath：/ config /，file：./，file：./ config /。</text:p>
      <text:p text:style-name="P6">生成的搜索顺序如下：</text:p>
      <text:p text:style-name="P7">file：./ config / ，file：./，classpath：/ config /，classpath：/</text:p>
      <text:p text:style-name="P7"><text:tab/>使用spring.config.location配置自定义配置位置时，它们将替换默认位置。例如，如果spring.config.location配置了值classpath：/ custom-config /，file：./ custom-config /，搜索顺序将变为以下内容：</text:p>
      <text:p text:style-name="Text_20_body"><text:span text:style-name="Source_20_Text"><text:s text:c="2"/><text:tab/> <text:s/>file:./custom-config/</text:span></text:p>
      <text:list xml:id="list4041850077" text:style-name="L1">
        <text:list-header>
          <text:p text:style-name="P24"><text:span text:style-name="Source_20_Text">classpath:custom-config/</text:span></text:p>
        </text:list-header>
      </text:list>
      <text:p text:style-name="P21">另外，当使用<text:span text:style-name="T8">spring.config.additional-location</text:span>配置自定义配置位置时，除了默认位置外，还会使用它们。在默认位置之前搜索其他位置。例如，如果配置了classpath：/ custom-config /，file：./ custom-config /的其他位置，则搜索顺序将变为以下内容：</text:p>
      <text:list xml:id="list110483192" text:style-name="L2">
        <text:list-item>
          <text:p text:style-name="P25"><text:span text:style-name="Source_20_Text">file:./custom-config/</text:span></text:p>
        </text:list-item>
        <text:list-item>
          <text:p text:style-name="P25"><text:span text:style-name="Source_20_Text">classpath:custom-config/</text:span></text:p>
        </text:list-item>
        <text:list-item>
          <text:p text:style-name="P25"><text:soft-page-break/><text:span text:style-name="Source_20_Text">file:./config/</text:span></text:p>
        </text:list-item>
        <text:list-item>
          <text:p text:style-name="P25"><text:span text:style-name="Source_20_Text">file:./</text:span></text:p>
        </text:list-item>
        <text:list-item>
          <text:p text:style-name="P25"><text:span text:style-name="Source_20_Text">classpath:/config/</text:span></text:p>
        </text:list-item>
        <text:list-item>
          <text:p text:style-name="P25"><text:span text:style-name="Source_20_Text">classpath:/</text:span></text:p>
        </text:list-item>
      </text:list>
      <text:p text:style-name="P21"><text:tab/>此搜索顺序允许您在一个配置文件中指定默认值，然后有选择地覆盖另一个配置文件中的值。您可以在application.properties（或使用spring.config.name选择的任何其他基本名称）中的某个默认位置为应用程序提供默认值。然后，可以在运行时使用位于其中一个自定义位置的不同文件覆盖这些默认值。</text:p>
      <text:p text:style-name="P3">24.4特定于配置文件的属性</text:p>
      <text:p text:style-name="P8"><text:tab/>除application.properties文件外，还可以使用以下命名约定定义特定于配置文件的属性：<text:span text:style-name="T9">application- {profile} .properties</text:span>。环境具有一组默认配置文件（默认情况下为[默认]），如果未设置活动配置文件，则使用这些配置文件。换句话说，如果没有显式激活配置文件，则会加载<text:span text:style-name="T9">application-default.properties</text:span>中的属性。</text:p>
      <text:p text:style-name="P8"><text:tab/>如果指定了多个配置文件，则应用last-wins策略。例如，<text:span text:style-name="T9">spring.profiles.active</text:span>属性指定的配置文件是在通过SpringApplication API配置的配置文件之后添加的，因此优先。</text:p>
      <text:p text:style-name="P3">24.6加密属性</text:p>
      <text:p text:style-name="P8"><text:tab/>Spring Boot没有为加密属性值提供任何内置支持，但是，它确实提供了修改Spring环境中包含的值所必需的钩子点。<text:span text:style-name="T9">EnvironmentPostProcessor</text:span>接口允许您在应用程序启动之前操作Environment。有关详细信息，请参见第76.3节“在开始之前自定义环境或ApplicationContext”。如果您正在寻找一种存储凭据和密码的安全方法，Spring Cloud Vault项目支持在HashiCorp Vault中存储外部化配置。</text:p>
      <text:p text:style-name="P11"><text:span text:style-name="T1">24.7使用YAML</text:span><text:span text:style-name="T4">Instead of Properties</text:span></text:p>
      <text:p text:style-name="P8"/>
      <text:p text:style-name="P8"><text:tab/>YAML是JSON的超集，因此是用于指定分层配置数据的便捷格式。只要在类路径上有SnakeYAML库，SpringApplication类就会自动支持YAML作为属性的替代。<text:span text:style-name="T10">(</text:span>如果使用“Starters”，则Spring-boot-starter会自动提供SnakeYAML。<text:span text:style-name="T10">)</text:span></text:p>
      <text:p text:style-name="P4">24.7.4 YAML缺点</text:p>
      <text:p text:style-name="P9"><text:tab/>无法使用@PropertySource批注加载YAML文件。因此，如果您需要以这种方式加载值，则需要使用属性文件。</text:p>
      <text:p text:style-name="P5">24.8.1第三方配置</text:p>
      <text:p text:style-name="Text_20_body"><text:span text:style-name="T1"><text:tab/>除了使用@ConfigurationProperties来注释类之外，您还可以在公共@Bean方法上使用它。当您想要将属性绑定到控件之外的第三方组件时，这样做会特别有用。要从Environment属性配置bean，请将@ConfigurationProperties添加到其bean注册中，如以下示例所示：</text:span><text:span text:style-name="Emphasis"><text:span text:style-name="T6">@ConfigurationProperties(prefix = "another")</text:span></text:span></text:p>
      <text:p text:style-name="Text_20_body"><text:span text:style-name="Emphasis">@Bean</text:span></text:p>
      <text:p text:style-name="Text_20_body"><text:span text:style-name="T11">public</text:span> AnotherComponent anotherComponent() {</text:p>
      <text:p text:style-name="Text_20_body"><text:s text:c="8"/><text:span text:style-name="T2">...</text:span></text:p>
      <text:p text:style-name="Text_20_body">}</text:p>
      <text:p text:style-name="Text_20_body"><text:tab/>使用另一个前缀定义的任何属性都以与前面的AcmeProperties示例类似的方式映射到该AnotherComponent bean。</text:p>
      <text:p text:style-name="P13"><text:soft-page-break/>24.8.4属性转换当</text:p>
      <text:p text:style-name="P12"><text:tab/>Spring绑定到@ConfigurationProperties bean时，Spring Boot会尝试将外部应用程序属性强制转换为正确的类型。如果需要自定义类型转换，可以提供<text:span text:style-name="T7">ConversionService bean</text:span>（带有名为conversionService的bean）或<text:span text:style-name="T3">Converters</text:span>（通过<text:span text:style-name="T7">CustomEditorConfigurer</text:span> bean）或自定义转换器（带有注释为@ConfigurationPropertiesBinding的bean定义）。</text:p>
      <text:p text:style-name="P12"><text:tab/>由于在应用程序生命周期中很早就请求了此bean，因此请确保限制ConversionService正在使用的依赖项。通常，您在创建时可能无法完全初始化所需的任何依赖项。如果配置密钥强制不需要，您可能希望重命名自定义ConversionService，并且只依赖于使用@ConfigurationPropertiesBinding限定的自定义转换器。</text:p>
      <text:p text:style-name="P17">25Profiles</text:p>
      <text:p text:style-name="P18">在一个配置类或者组件上添加@Profiles注解</text:p>
      <text:p text:style-name="P15">25.1添加活动配置文件</text:p>
      <text:p text:style-name="P14"><text:tab/>spring.profiles.active属性遵循与其他属性相同的排序规则：最高的PropertySource获胜。这意味着您可以在application.properties中指定活动配置文件，然后使用命令行开关替换它们。</text:p>
      <text:p text:style-name="P14"><text:tab/>有时，将特定于配置文件的属性添加到活动配置文件而不是替换它们是有用的。spring.profiles.include属性可用于无条件地添加活动配置文件。SpringApplication入口点还有一个Java API，用于设置其他配置文件（即，在spring.profiles.active属性激活的配置文件之上）。请参阅SpringApplication中的setAdditionalProfiles（）方法。</text:p>
      <text:p text:style-name="P14"><text:tab/>例如，当使用开关--spring.profiles.active = prod运行具有以下属性的应用程序时，proddb和prodmq配置文件也会被激活：</text:p>
      <text:p text:style-name="Text_20_body">---</text:p>
      <text:p text:style-name="Text_20_body">my.property: fromyamlfile</text:p>
      <text:p text:style-name="Text_20_body">---</text:p>
      <text:p text:style-name="Text_20_body">spring.profiles: prod</text:p>
      <text:p text:style-name="Text_20_body">spring.profiles.include:</text:p>
      <text:p text:style-name="Text_20_body"><text:s text:c="2"/>- proddb</text:p>
      <text:p text:style-name="Text_20_body">- prodmq</text:p>
      <text:p text:style-name="P19">26Log</text:p>
      <text:p text:style-name="P19">26.3文件输出</text:p>
      <text:p text:style-name="P20"><text:tab/>默认情况下，Spring Boot仅记录到控制台，不会写入日志文件。如果除了控制台输出之外还要编写日志文件，则需要设置logging.file或logging.path属性（例如，在application.properties中）。</text:p>
      <text:p text:style-name="P20"><text:tab/>下表显示了logging。*属性如何一起使用：</text:p>
      <text:p text:style-name="P22"><text:soft-page-break/>Table 26.1. Logging properties</text:p>
      <table:table table:name="表格1" table:style-name="表格1">
        <table:table-column table:style-name="表格1.A"/>
        <table:table-column table:style-name="表格1.B"/>
        <table:table-column table:style-name="表格1.C"/>
        <table:table-column table:style-name="表格1.D"/>
        <table:table-header-rows>
          <table:table-row>
            <table:table-cell table:style-name="表格1.A1" office:value-type="string">
              <text:p text:style-name="Text_20_body"><text:span text:style-name="Source_20_Text">logging.file</text:span></text:p>
            </table:table-cell>
            <table:table-cell table:style-name="表格1.A1" office:value-type="string">
              <text:p text:style-name="Text_20_body"><text:span text:style-name="Source_20_Text">logging.path</text:span></text:p>
            </table:table-cell>
            <table:table-cell table:style-name="表格1.A1" office:value-type="string">
              <text:p text:style-name="Text_20_body">Example</text:p>
            </table:table-cell>
            <table:table-cell table:style-name="表格1.D1" office:value-type="string">
              <text:p text:style-name="Text_20_body">Description</text:p>
            </table:table-cell>
          </table:table-row>
        </table:table-header-rows>
        <table:table-row>
          <table:table-cell table:style-name="表格1.A2" office:value-type="string">
            <text:p text:style-name="Text_20_body"><text:span text:style-name="Emphasis">(none)</text:span></text:p>
          </table:table-cell>
          <table:table-cell table:style-name="表格1.A2" office:value-type="string">
            <text:p text:style-name="Text_20_body"><text:span text:style-name="Emphasis">(none)</text:span></text:p>
          </table:table-cell>
          <table:table-cell table:style-name="表格1.A2" office:value-type="string">
            <text:p text:style-name="Text_20_body"> </text:p>
          </table:table-cell>
          <table:table-cell table:style-name="表格1.D1" office:value-type="string">
            <text:p text:style-name="Text_20_body">Console only logging.</text:p>
          </table:table-cell>
        </table:table-row>
        <table:table-row table:style-name="表格1.3">
          <table:table-cell table:style-name="表格1.A2" office:value-type="string">
            <text:p text:style-name="Text_20_body">Specific file</text:p>
          </table:table-cell>
          <table:table-cell table:style-name="表格1.A2" office:value-type="string">
            <text:p text:style-name="Text_20_body"><text:span text:style-name="Emphasis">(none)</text:span></text:p>
          </table:table-cell>
          <table:table-cell table:style-name="表格1.A2" office:value-type="string">
            <text:p text:style-name="Text_20_body"><text:span text:style-name="Source_20_Text">my.log</text:span></text:p>
          </table:table-cell>
          <table:table-cell table:style-name="表格1.D1" office:value-type="string">
            <text:p text:style-name="Text_20_body">Writes to the specified log file. Names can be an exact location or relative to the current directory.</text:p>
          </table:table-cell>
        </table:table-row>
        <table:table-row>
          <table:table-cell table:style-name="表格1.A4" office:value-type="string">
            <text:p text:style-name="Text_20_body"><text:span text:style-name="Emphasis">(none)</text:span></text:p>
          </table:table-cell>
          <table:table-cell table:style-name="表格1.A4" office:value-type="string">
            <text:p text:style-name="Text_20_body">Specific directory</text:p>
          </table:table-cell>
          <table:table-cell table:style-name="表格1.A4" office:value-type="string">
            <text:p text:style-name="Text_20_body"><text:span text:style-name="Source_20_Text">/var/log</text:span></text:p>
          </table:table-cell>
          <table:table-cell table:style-name="表格1.D4" office:value-type="string">
            <text:p text:style-name="Text_20_body">Writes <text:span text:style-name="Source_20_Text">spring.log</text:span> to the specified directory. Names can be an exact location or relative to the current directory.</text:p>
          </table:table-cell>
        </table:table-row>
      </table:table>
      <text:p text:style-name="Text_20_body"/>
      <text:p text:style-name="P14"><text:tab/>日志文件在达到10 MB时会轮换，并且与控制台输出一样，默认情况下会记录ERROR级别，WARN级别和INFO级别的消息。可以使用<text:span text:style-name="T9">logging.file.max-size</text:span>属性更改大小限制。除非已设置l<text:span text:style-name="T9">ogging.file.max-history</text:span>属性，否则以前轮换的文件将无限期归档。</text:p>
      <text:p text:style-name="P16"><text:tab/>日志记录系统在应用程序生命周期的早期初始化。因此，在通过@PropertySource注释加载的属性文件中找不到日志记录属性。</text:p>
      <text:p text:style-name="P16"><text:tab/>日志记录属性独立于实际的日志记录基础结构。因此，spring Boot不管理特定的配置（例如Logback的logback.configurationFile）。</text:p>
      <text:p text:style-name="P27">26.4 Log Levels</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iberation mono', Courier, monospace"/>
    <style:font-face style:name="Helvetica" svg:font-family="Helvetica, Arial, Freesans, Clean, sans-serif"/>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C Regular" svg:font-family="'Noto Sans SC Regular'" style:font-family-generic="swiss" style:font-pitch="variable"/>
    <style:font-face style:name="Droid Sans Devanagari" svg:font-family="'Droid Sans Devanagari'" style:font-family-generic="system" style:font-pitch="variable"/>
    <style:font-face style:name="Noto Sans SC Regular1" svg:font-family="'Noto Sans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SC Regular1"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SC Regular1"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C Regular1" style:font-family-asian="'Noto Sans SC Regular'"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SC Regular1" style:font-family-asian="'Noto Sans SC Regular'"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SC Regular1" style:font-family-asian="'Noto Sans SC Regular'"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11:13:50.093143951</meta:creation-date>
    <dc:date>2018-11-29T13:51:03.277681775</dc:date>
    <meta:editing-duration>PT2M32S</meta:editing-duration>
    <meta:editing-cycles>3</meta:editing-cycles>
    <meta:generator>LibreOffice/6.1.3.2$Linux_X86_64 LibreOffice_project/10$Build-2</meta:generator>
    <meta:document-statistic meta:table-count="1" meta:image-count="0" meta:object-count="0" meta:page-count="4" meta:paragraph-count="92" meta:word-count="2191" meta:character-count="4715" meta:non-whitespace-character-count="4566"/>
  </office:meta>
</office:document-meta>
</file>